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2.08333in" style:font-size-asian="2.08333in" style:font-size-complex="2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 style:parent-style-name="Graphics">
      <style:graphic-properties draw:fill="none" draw:stroke="none"/>
    </style:style>
    <style:style style:family="graphic" style:name="a353" style:parent-style-name="Graphics">
      <style:graphic-properties draw:fill="none" draw:stroke="none"/>
    </style:style>
    <style:style style:family="graphic" style:name="a354" style:parent-style-name="Graphics">
      <style:graphic-properties draw:fill="none" fo:clip="rect(0in, 0in, 0in, 0in)" draw:stroke="none"/>
    </style:style>
    <style:style style:family="graphic" style:name="a355" style:parent-style-name="Graphics">
      <style:graphic-properties draw:fill="none" fo:clip="rect(0in, 0in, 0in, 0in)" draw:stroke="none"/>
    </style:style>
    <style:style style:family="graphic" style:name="a356" style:parent-style-name="Graphics">
      <style:graphic-properties draw:fill="none" fo:clip="rect(0in, 0in, 0in, 0in)" draw:stroke="none"/>
    </style:style>
    <style:style style:family="graphic" style:name="a357" style:parent-style-name="Graphics">
      <style:graphic-properties draw:fill="none" fo:clip="rect(0in, 0in, 0in, 0in)" draw:stroke="non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4" style:parent-style-name="Graphics">
      <style:graphic-properties draw:fill="none" draw:stroke="none"/>
    </style:style>
    <style:style style:family="graphic" style:name="a375" style:parent-style-name="Graphics">
      <style:graphic-properties draw:fill="none" fo:clip="rect(0in, 0in, 0in, 0in)" draw:stroke="none"/>
    </style:style>
    <style:style style:family="graphic" style:name="a376" style:parent-style-name="Graphics">
      <style:graphic-properties draw:fill="none" fo:clip="rect(0in, 0in, 0in, 0in)" draw:stroke="non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 style:parent-style-name="Graphics">
      <style:graphic-properties draw:fill="none" fo:clip="rect(0in, 0in, 0in, 0in)" draw:stroke="non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 style:parent-style-name="Graphics">
      <style:graphic-properties draw:fill="none" fo:clip="rect(0in, 0in, 0in, 0in)" draw:stroke="non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2.08333in" style:font-size-asian="2.08333in" style:font-size-complex="2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6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37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38" draw:master-page-name="Master1-Layout7-blank-Blank" presentation:presentation-page-layout-name="Master1-PPL7" draw:id="Slide-257">
        <draw:frame draw:id="id65" draw:style-name="a341" draw:name="TextBox 2" svg:x="3.33245in" svg:y="3.54805in" svg:width="6.66489in" svg:height="0.40391in">
          <draw:text-box>
            <text:p text:style-name="a340" text:class-names="" text:cond-style-name=""><text:span text:style-name="a339" text:class-names="">Missing Values</text:span></text:p>
          </draw:text-box>
          <svg:title/>
          <svg:desc/>
        </draw:frame>
        <draw:frame draw:id="id66" draw:style-name="a344" draw:name="TextBox 4" svg:x="8.75798in" svg:y="0.90975in" svg:width="6.66489in" svg:height="0.40391in">
          <draw:text-box>
            <text:p text:style-name="a343" text:class-names="" text:cond-style-name=""><text:span text:style-name="a342" text:class-names="">Outliers</text:span></text:p>
          </draw:text-box>
          <svg:title/>
          <svg:desc/>
        </draw:frame>
        <draw:frame draw:id="id67" draw:style-name="a347" draw:name="TextBox 6" svg:x="3.67553in" svg:y="4.99486in" svg:width="7.71276in" svg:height="0.40391in">
          <draw:text-box>
            <text:p text:style-name="a346" text:class-names="" text:cond-style-name=""><text:span text:style-name="a345" text:class-names="">Class Imbalance</text:span></text:p>
          </draw:text-box>
          <svg:title/>
          <svg:desc/>
        </draw:frame>
      </draw:page>
      <draw:page draw:name="Slide3" draw:style-name="a348" draw:master-page-name="Master1-Layout7-blank-Blank" presentation:presentation-page-layout-name="Master1-PPL7" draw:id="Slide-258">
        <draw:custom-shape svg:x="6.5in" svg:y="3.58333in" svg:width="0.33333in" svg:height="0.33333in" draw:id="id68" draw:style-name="a351" draw:name="AutoShape 2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52" draw:name="Picture 2" svg:x="0.22026in" svg:y="0in" svg:width="12.89281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353" draw:name="Picture 3" svg:x="0.38693in" svg:y="0in" svg:width="12.89281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71" draw:style-name="a354" draw:name="Picture 4" svg:x="0.65288in" svg:y="0.08854in" svg:width="1.41455in" svg:height="1.63113in" style:rel-width="scale" style:rel-height="scale">
          <draw:image xlink:href="media/image2.png" xlink:type="simple" xlink:show="embed" xlink:actuate="onLoad"/>
          <svg:title/>
          <svg:desc>Visualisations for Missing Data • naniar</svg:desc>
        </draw:frame>
        <draw:frame draw:id="id72" draw:style-name="a355" draw:name="Picture 6" svg:x="0.65288in" svg:y="1.89825in" svg:width="1.33647in" svg:height="1.47294in" style:rel-width="scale" style:rel-height="scale">
          <draw:image xlink:href="media/image3.png" xlink:type="simple" xlink:show="embed" xlink:actuate="onLoad"/>
          <svg:title/>
          <svg:desc/>
        </draw:frame>
        <draw:frame draw:id="id73" draw:style-name="a356" draw:name="Picture 8" svg:x="11.27224in" svg:y="0.18837in" svg:width="1.40821in" svg:height="1.63113in" style:rel-width="scale" style:rel-height="scale">
          <draw:image xlink:href="media/image4.png" xlink:type="simple" xlink:show="embed" xlink:actuate="onLoad"/>
          <svg:title/>
          <svg:desc/>
        </draw:frame>
        <draw:frame draw:id="id74" draw:style-name="a357" draw:name="Picture 10" svg:x="11.19802in" svg:y="1.87747in" svg:width="1.74838in" svg:height="1.74838in" style:rel-width="scale" style:rel-height="scale">
          <draw:image xlink:href="media/image5.png" xlink:type="simple" xlink:show="embed" xlink:actuate="onLoad"/>
          <svg:title/>
          <svg:desc/>
        </draw:frame>
        <draw:custom-shape svg:x="0.65288in" svg:y="5.42553in" svg:width="1.70882in" svg:height="0.82979in" draw:id="id75" draw:style-name="a360" draw:name="Rectangle 8">
          <svg:title/>
          <svg:desc/>
          <text:p text:style-name="a359" text:class-names="" text:cond-style-name=""><text:span text:style-name="a358" text:class-names="">smotefamil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363" draw:transform="translate(-0.25537in -1.31269in) rotate(-3.14159) translate(11.64488in 5.42552in)" draw:name="TextBox 9" svg:width="0.51074in" svg:height="2.62539in">
          <draw:text-box>
            <text:p text:style-name="a362" text:class-names="" text:cond-style-name=""><text:span text:style-name="a361" text:class-names="">?</text:span></text:p>
          </draw:text-box>
          <svg:title/>
          <svg:desc/>
        </draw:frame>
        <draw:custom-shape svg:x="6.66667in" svg:y="3.75in" svg:width="0.33333in" svg:height="0.33333in" draw:id="id77" draw:style-name="a366" draw:name="AutoShape 2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5288in" svg:y="4.38298in" svg:width="1.70882in" svg:height="0.67712in" draw:id="id78" draw:style-name="a369" draw:name="Rectangle 5">
          <svg:title/>
          <svg:desc/>
          <text:p text:style-name="a368" text:class-names="" text:cond-style-name=""><text:span text:style-name="a367" text:class-names="">ROS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370" draw:master-page-name="Master1-Layout7-blank-Blank" presentation:presentation-page-layout-name="Master1-PPL7" draw:id="Slide-259">
        <draw:custom-shape svg:x="6.5in" svg:y="3.58333in" svg:width="0.33333in" svg:height="0.33333in" draw:id="id79" draw:style-name="a373" draw:name="AutoShape 2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374" draw:name="Picture 2" svg:x="0.22026in" svg:y="0in" svg:width="12.89281in" svg:height="7.5in" style:rel-width="scale" style:rel-height="scale">
          <draw:image xlink:href="media/image6.png" xlink:type="simple" xlink:show="embed" xlink:actuate="onLoad"/>
          <svg:title/>
          <svg:desc/>
        </draw:frame>
        <draw:frame draw:id="id81" draw:style-name="a375" draw:name="Picture 3" svg:x="0.61384in" svg:y="0.29904in" svg:width="1.41455in" svg:height="1.63113in" style:rel-width="scale" style:rel-height="scale">
          <draw:image xlink:href="media/image2.png" xlink:type="simple" xlink:show="embed" xlink:actuate="onLoad"/>
          <svg:title/>
          <svg:desc>Visualisations for Missing Data • naniar</svg:desc>
        </draw:frame>
        <draw:frame draw:id="id82" draw:style-name="a376" draw:name="Picture 6" svg:x="0.61384in" svg:y="2.07447in" svg:width="1.33647in" svg:height="1.47294in" style:rel-width="scale" style:rel-height="scale">
          <draw:image xlink:href="media/image3.png" xlink:type="simple" xlink:show="embed" xlink:actuate="onLoad"/>
          <svg:title/>
          <svg:desc/>
        </draw:frame>
        <draw:frame draw:id="id83" draw:style-name="a377" draw:name="Picture 8" svg:x="11.27699in" svg:y="0.29904in" svg:width="1.40821in" svg:height="1.63113in" style:rel-width="scale" style:rel-height="scale">
          <draw:image xlink:href="media/image4.png" xlink:type="simple" xlink:show="embed" xlink:actuate="onLoad"/>
          <svg:title/>
          <svg:desc/>
        </draw:frame>
        <draw:frame draw:id="id84" draw:style-name="a378" draw:name="Picture 10" svg:x="11.1069in" svg:y="2.00162in" svg:width="1.74838in" svg:height="1.74838in" style:rel-width="scale" style:rel-height="scale">
          <draw:image xlink:href="media/image5.png" xlink:type="simple" xlink:show="embed" xlink:actuate="onLoad"/>
          <svg:title/>
          <svg:desc/>
        </draw:frame>
        <draw:custom-shape svg:x="0.65288in" svg:y="5.42553in" svg:width="1.70882in" svg:height="0.82979in" draw:id="id85" draw:style-name="a381" draw:name="Rectangle 8">
          <svg:title/>
          <svg:desc/>
          <text:p text:style-name="a380" text:class-names="" text:cond-style-name=""><text:span text:style-name="a379" text:class-names="">smotefamil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384" draw:name="TextBox 9" svg:x="11.38951in" svg:y="4.11283in" svg:width="0.51074in" svg:height="2.62539in">
          <draw:text-box>
            <text:p text:style-name="a383" text:class-names="" text:cond-style-name=""><text:span text:style-name="a382" text:class-names="">?</text:span></text:p>
          </draw:text-box>
          <svg:title/>
          <svg:desc/>
        </draw:frame>
        <draw:custom-shape svg:x="0.65288in" svg:y="4.38298in" svg:width="1.70882in" svg:height="0.67712in" draw:id="id87" draw:style-name="a387" draw:name="Rectangle 5">
          <svg:title/>
          <svg:desc/>
          <text:p text:style-name="a386" text:class-names="" text:cond-style-name=""><text:span text:style-name="a385" text:class-names="">ROS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7/10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7/10/2024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7/10/2024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7/10/2024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7/10/2024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7/10/2024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7/10/2024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7/10/2024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7/10/2024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7/10/2024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7/10/2024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7/10/2024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Priyanga Dilini Talagala</meta:initial-creator>
    <dc:creator>Priyanga Dilini Talagala</dc:creator>
    <meta:creation-date>2024-07-09T20:25:38Z</meta:creation-date>
    <dc:date>2024-07-09T22:10:15Z</dc:date>
    <meta:editing-cycles>1</meta:editing-cycles>
    <meta:editing-duration>PT2686S</meta:editing-duration>
    <meta:document-statistic meta:paragraph-count="9" meta:word-count="11"/>
  </office:meta>
</office:document-meta>
</file>